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3.473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44pt" style:font-size-asian="44pt" style:font-size-complex="44pt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b4c7dc" loext:opacity="100%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color="#afd095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resentation</text:p>
          </draw:text-box>
        </draw:frame>
        <draw:frame presentation:style-name="pr2" draw:text-style-name="P4" draw:layer="layout" svg:width="25.199cm" svg:height="10.129cm" svg:x="1.4cm" svg:y="3.188cm" presentation:class="subtitle" presentation:user-transformed="true">
          <draw:text-box>
            <text:p text:style-name="P2">-pair programming python code</text:p>
            <text:p text:style-name="P2">-motor speed</text:p>
            <text:p text:style-name="P2">-rewiring the machine</text:p>
            <text:p text:style-name="P2">-progress display</text:p>
            <text:p text:style-name="P3"><text:span text:style-name="T1">-soldering pcb boards</text:span></text:p>
            <text:p text:style-name="P3"><text:span text:style-name="T1">-test printing food safe materials</text:span></text:p>
            <text:p text:style-name="P3"><text:span text:style-name="T1">-ramp function</text:span></text:p>
            <text:p text:style-name="P3">-progress ramp functio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>Pair programming (13.06-20.06)<text:line-break/>@David, @Markus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esting the python code</text:p>
              </text:list-item>
              <text:list-item>
                <text:p>fixing errors </text:p>
              </text:list-item>
              <text:list-item>
                <text:p>scale integration tests</text:p>
              </text:list-item>
              <text:list-item>
                <text:p>fixing hopper timings</text:p>
              </text:list-item>
              <text:list-item>
                <text:p>getting the code running on the pi</text:p>
              </text:list-item>
              <text:list-item>
                <text:p><text:span text:style-name="T2">python code got merged into main and finishe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motor speed (13.06-20-06)<text:line-break/>@Kamilloo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new feature: 2 different motor speeds (slow, fast)</text:p>
              </text:list-item>
              <text:list-item>
                <text:p>the motor speed is controlled with a constant in the c-code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7" draw:layer="layout" svg:width="25.199cm" svg:height="3.473cm" svg:x="1.4cm" svg:y="0.206cm" presentation:class="title" presentation:user-transformed="true">
          <draw:text-box>
            <text:p text:style-name="P6">rewiring the machine (20.06-27.06)<text:line-break/>@David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progress on cable management</text:p>
              </text:list-item>
              <text:list-item>
                <text:p>add pico holders to the machine</text:p>
              </text:list-item>
              <text:list-item>
                <text:p>adjust transformer output</text:p>
              </text:list-item>
              <text:list-item>
                <text:p><text:span text:style-name="T3">todo: connect pcb boards to the machine</text:span></text:p>
              </text:list-item>
              <text:list-item>
                <text:p><text:span text:style-name="T3">todo: rewire power suppl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7" draw:layer="layout" svg:width="25.199cm" svg:height="3.473cm" svg:x="1.4cm" svg:y="0.206cm" presentation:class="title" presentation:user-transformed="true">
          <draw:text-box>
            <text:p text:style-name="P6">progress display (20.06-27.06)<text:line-break/>@David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gress on disply mount</text:p>
              </text:list-item>
              <text:list-item>
                <text:p>cut out display backside plexiglass shield</text:p>
              </text:list-item>
              <text:list-item>
                <text:p><text:span text:style-name="T3">todo: cut display to the right size.</text:span></text:p>
              </text:list-item>
              <text:list-item>
                <text:p><text:span text:style-name="T3">todo: finish display mount</text:span></text:p>
              </text:list-item>
              <text:list-item>
                <text:p><text:span text:style-name="T3">todo: add display and plexiglass to the machin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8" draw:layer="layout" svg:width="25.199cm" svg:height="3.473cm" svg:x="1.4cm" svg:y="0.206cm" presentation:class="title" presentation:user-transformed="true">
          <draw:text-box>
            <text:p text:style-name="P6"><text:span text:style-name="T4">soldering pcb boards </text:span><text:span text:style-name="T5">(20.06-27.06)</text:span><text:span text:style-name="T5"><text:line-break/></text:span><text:span text:style-name="T5">@Markus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mpleted one pcb board</text:p>
              </text:list-item>
              <text:list-item>
                <text:p>progress on rondell pcb board</text:p>
              </text:list-item>
              <text:list-item>
                <text:p><text:span text:style-name="T3">todo: complete rondell pcb board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8" draw:layer="layout" svg:width="25.199cm" svg:height="3.473cm" svg:x="1.4cm" svg:y="0.206cm" presentation:class="title" presentation:user-transformed="true">
          <draw:text-box>
            <text:p text:style-name="P6"><text:span text:style-name="T4">food safe materials </text:span><text:span text:style-name="T5">(20.06-27.06)</text:span><text:span text:style-name="T5"><text:line-break/></text:span><text:span text:style-name="T5">@David</text:span>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finished test printing food safe materials</text:p>
              </text:list-item>
              <text:list-item>
                <text:p><text:span text:style-name="T3">todo: print machine parts with food safe materia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7" draw:layer="layout" svg:width="25.199cm" svg:height="3.473cm" svg:x="1.4cm" svg:y="0.206cm" presentation:class="title" presentation:user-transformed="true">
          <draw:text-box>
            <text:p text:style-name="P6">ramp function (13.06-27.06)<text:line-break/>@kamilloo</text:p>
          </draw:text-box>
        </draw:frame>
        <draw:frame presentation:style-name="pr5" draw:text-style-name="P1" draw:layer="layout" svg:width="25.199cm" svg:height="9.134cm" svg:x="1.5cm" svg:y="4.866cm" presentation:class="outline" presentation:user-transformed="true">
          <draw:text-box>
            <text:list text:style-name="L2">
              <text:list-item>
                <text:p>progress on ramp function</text:p>
              </text:list-item>
              <text:list-item>
                <text:p>new feature: 2 speeds for the ramp function</text:p>
              </text:list-item>
              <text:list-item>
                <text:p><text:span text:style-name="T3">todo: test ramp function code on hardwar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Idea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et the hopper arm be closer to the dispenser</text:p>
              </text:list-item>
              <text:list-item>
                <text:p><text:span text:style-name="T6">goal: reduce the dispense time by reducing the length the hopper arm has to mov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lans (27.06-04.07)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dding display to the machine <text:s text:c="2"/>@David</text:p>
              </text:list-item>
              <text:list-item>
                <text:p>soldering rondell pcb board <text:s text:c="2"/>@Markus</text:p>
              </text:list-item>
              <text:list-item>
                <text:p>rewiring and connecting pcb boards</text:p>
              </text:list-item>
              <text:list-item>
                <text:p>print food safe materials <text:s text:c="2"/>@David</text:p>
              </text:list-item>
              <text:list-item>
                <text:p>test scale value accuracy</text:p>
              </text:list-item>
              <text:list-item>
                <text:p>test c code (ramp-function) <text:s text:c="2"/>@Kamilloo</text:p>
              </text:list-item>
              <text:list-item>
                <text:p>write python documentation <text:s text:c="2"/>@Marku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27T11:17:49.611000000</meta:creation-date>
    <dc:date>2023-06-29T11:35:45.191000000</dc:date>
    <meta:editing-duration>PT25M4S</meta:editing-duration>
    <meta:editing-cycles>4</meta:editing-cycles>
    <meta:generator>LibreOffice/7.2.6.2$Windows_X86_64 LibreOffice_project/b0ec3a565991f7569a5a7f5d24fed7f52653d754</meta:generator>
    <meta:document-statistic meta:object-count="61"/>
  </office:meta>
</office:document-meta>
</file>